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167in"/>
    </style:style>
    <style:style style:name="Table1.E" style:family="table-column">
      <style:table-column-properties style:column-width="0.5417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5"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P6"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7"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8"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9"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10" style:family="paragraph" style:parent-style-name="Text_20_body">
      <style:paragraph-properties fo:margin-left="0in" fo:margin-right="0in" fo:margin-top="0in" fo:margin-bottom="0.1043in" fo:orphans="2" fo:widows="2" fo:text-indent="0in" style:auto-text-indent="false"/>
    </style:style>
    <style:style style:name="P11"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text-properties fo:color="#000000"/>
    </style:style>
    <style:style style:name="P13" style:family="paragraph" style:parent-style-name="Standard">
      <style:text-properties fo:color="#000000" fo:font-size="10pt" fo:font-weight="bold" style:font-size-asian="10pt" style:font-weight-asian="bold" style:font-size-complex="10pt" style:font-weight-complex="bold"/>
    </style:style>
    <style:style style:name="P14" style:family="paragraph" style:parent-style-name="Standard">
      <style:text-properties fo:color="#000000" fo:font-size="10pt" style:font-size-asian="10pt" style:font-size-complex="10pt"/>
    </style:style>
    <style:style style:name="P15" style:family="paragraph" style:parent-style-name="Standard">
      <style:text-properties fo:font-size="15pt" fo:font-weight="bold" style:font-size-asian="15pt" style:font-weight-asian="bold" style:font-size-complex="15pt" style:font-weight-complex="bold"/>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Standard">
      <style:text-properties fo:font-variant="normal" fo:text-transform="none" fo:color="#333333" style:font-name="Times New Roman" fo:font-size="12pt" fo:letter-spacing="normal" fo:font-style="normal" fo:font-weight="normal" style:font-size-asian="12pt" style:font-size-complex="12pt"/>
    </style:style>
    <style:style style:name="P19" style:family="paragraph" style:parent-style-name="Heading_20_4">
      <style:paragraph-properties fo:margin-top="0in" fo:margin-bottom="0in" fo:text-align="start" style:justify-single-word="false" fo:padding-left="0.0626in" fo:padding-right="0.0626in" fo:padding-top="0.0209in" fo:padding-bottom="0.0209in" fo:border="0.0008in solid #ffffff"/>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20" style:family="paragraph" style:parent-style-name="Heading_20_4">
      <style:paragraph-properties fo:text-align="start" style:justify-single-word="fals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21"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2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T1"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2" style:family="text">
      <style:text-properties fo:font-variant="normal" fo:text-transform="none" fo:color="#000000" style:font-name="Times New Roman" fo:font-size="10pt" fo:letter-spacing="normal" fo:font-style="normal" fo:font-weight="bold" style:font-size-asian="10pt" style:font-size-complex="10pt"/>
    </style:style>
    <style:style style:name="T3" style:family="text">
      <style:text-properties fo:font-variant="normal" fo:text-transform="none" fo:color="#000000" style:font-name="Times New Roman" fo:font-size="10pt" fo:letter-spacing="normal" fo:font-style="normal" fo:font-weight="normal" style:font-size-asian="10pt" style:font-size-complex="10pt"/>
    </style:style>
    <style:style style:name="T4"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5" style:family="text">
      <style:text-properties fo:font-variant="normal" fo:text-transform="none" fo:color="#000000" style:font-name="Times New Roman" fo:font-size="10pt" fo:letter-spacing="normal" fo:font-style="normal" style:text-underline-style="solid" style:text-underline-width="auto" style:text-underline-color="font-color" fo:font-weight="bold" fo:background-color="transparent" style:font-size-asian="10pt" style:font-size-complex="10pt"/>
    </style:style>
    <style:style style:name="T6" style:family="text">
      <style:text-properties fo:font-variant="normal" fo:text-transform="none" fo:color="#000000" style:font-name="Times New Roman" fo:font-size="10pt" fo:letter-spacing="normal" fo:font-style="normal" style:text-underline-style="none" fo:font-weight="normal" style:font-size-asian="10pt" style:font-size-complex="10pt"/>
    </style:style>
    <style:style style:name="T7"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8"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9" style:family="text">
      <style:text-properties fo:font-variant="normal" fo:text-transform="none" fo:color="#333333" style:font-name="Times New Roman" fo:font-size="10pt" fo:letter-spacing="normal" fo:font-style="normal" fo:font-weight="normal" style:font-size-asian="10pt" style:font-size-complex="10pt"/>
    </style:style>
    <style:style style:name="T10" style:family="text">
      <style:text-properties fo:font-variant="normal" fo:text-transform="none" fo:color="#333333" style:font-name="Times New Roman" fo:font-size="10pt" fo:letter-spacing="normal" fo:font-style="normal" fo:font-weight="normal" style:font-size-asian="10pt" style:font-weight-asian="bold" style:font-size-complex="10pt" style:font-weight-complex="bold"/>
    </style:style>
    <style:style style:name="T11" style:family="text">
      <style:text-properties fo:font-variant="normal" fo:text-transform="none" fo:color="#333333" style:font-name="Times New Roman" fo:font-size="10pt" fo:letter-spacing="normal" fo:font-style="normal" fo:font-weight="bold" style:font-size-asian="10pt" style:font-weight-asian="bold" style:font-size-complex="10pt" style:font-weight-complex="bold"/>
    </style:style>
    <style:style style:name="T12" style:family="text">
      <style:text-properties fo:font-variant="normal" fo:text-transform="none" fo:color="#333333" style:font-name="Times New Roman" fo:font-size="10pt" fo:letter-spacing="normal" style:font-size-asian="10pt" style:font-size-complex="10pt"/>
    </style:style>
    <style:style style:name="T13" style:family="text">
      <style:text-properties fo:font-variant="normal" fo:text-transform="none" fo:color="#333333" style:font-name="Times New Roman" fo:font-size="10pt" fo:letter-spacing="normal" fo:font-weight="bold" style:font-size-asian="10pt" style:font-weight-asian="bold" style:font-size-complex="10pt" style:font-weight-complex="bold"/>
    </style:style>
    <style:style style:name="T14" style:family="text">
      <style:text-properties fo:font-variant="normal" fo:text-transform="none" fo:color="#333333" fo:letter-spacing="normal" fo:font-style="normal"/>
    </style:style>
    <style:style style:name="T15" style:family="text">
      <style:text-properties fo:font-variant="normal" fo:text-transform="none" fo:color="#003965"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16" style:family="text">
      <style:text-properties fo:font-variant="normal" fo:text-transform="none" fo:color="#003965"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17" style:family="text">
      <style:text-properties fo:font-weight="bold" style:font-weight-asian="bold" style:font-weight-complex="bold"/>
    </style:style>
    <style:style style:name="T18" style:family="text">
      <style:text-properties fo:color="#000000" style:font-name="Times New Roman" fo:font-size="10pt" style:font-size-asian="10pt" style:font-size-complex="10pt"/>
    </style:style>
    <style:style style:name="T19" style:family="text">
      <style:text-properties fo:color="#000000" style:font-name="Times New Roman" fo:font-size="10pt" fo:font-weight="bold" style:font-size-asian="10pt" style:font-weight-asian="bold" style:font-size-complex="10pt" style:font-weight-complex="bold"/>
    </style:style>
    <style:style style:name="T20" style:family="text">
      <style:text-properties fo:color="#000000" fo:font-size="10pt" fo:font-weight="bold" style:font-size-asian="10pt" style:font-weight-asian="bold" style:font-size-complex="10pt" style:font-weight-complex="bold"/>
    </style:style>
    <style:style style:name="T21" style:family="text">
      <style:text-properties fo:color="#000000" fo:font-size="10pt" style:font-size-asian="10pt" style:font-size-complex="10pt"/>
    </style:style>
    <style:style style:name="T22" style:family="text">
      <style:text-properties fo:color="#000000" fo:font-size="10pt" fo:font-weight="normal" style:font-size-asian="10pt" style:font-weight-asian="normal" style:font-size-complex="10pt" style:font-weight-complex="normal"/>
    </style:style>
    <style:style style:name="T23" style:family="text">
      <style:text-properties fo:color="#000000" fo:font-size="15pt" fo:font-weight="bold" style:font-size-asian="15pt" style:font-weight-asian="bold" style:font-size-complex="15pt" style:font-weight-complex="bold"/>
    </style:style>
    <style:style style:name="T24" style:family="text">
      <style:text-properties style:text-position="super 58%"/>
    </style:style>
    <style:style style:name="T25" style:family="text">
      <style:text-properties style:text-position="super 58%" fo:font-weight="normal" style:font-weight-asian="normal" style:font-weight-complex="normal"/>
    </style:style>
    <style:style style:name="T26" style:family="text">
      <style:text-properties style:text-position="super 58%" style:font-weight-asian="normal" style:font-weight-complex="normal"/>
    </style:style>
    <style:style style:name="T27" style:family="text">
      <style:text-properties fo:font-weight="normal" style:font-weight-asian="normal" style:font-weight-complex="normal"/>
    </style:style>
    <style:style style:name="T28" style:family="text">
      <style:text-properties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itch</text:p>
      <text:p text:style-name="P16">Whether it be from desperation, devotion, or just plain curiosity, you have formed a pact with an unknown power. <text:s/><text:span text:style-name="T14">Communing with that source, using her familiar as a conduit, the witch gains not only a host of spells, but a number of strange abilities known as hexes. As a witch grows in power, she might learn about the source of her magic, but some remain blissfully unaware.</text:span></text:p>
      <text:p text:style-name="P17">While there are some witches that learn the arts on their own, the vast majority were apprentices to their villages witch and heir to their steading after the senior witches passing.</text:p>
      <text:p text:style-name="P17">People from large cities often fear witches, for good reason, but they have a long reputation of serving the greater good in rural communities. <text:s/>Services might include helping birth a child, officiating a marriage, settling disputes through arbitration, and of course, sampling the first batch of beer to ensure its not dangerous.<text:line-break/>Their strange magic can often mirror the powers granted by the Dark Pantheon. <text:s/>These pacts, in fact, predate the rise of the evil realms, but few city dwellers are educated enough to know this</text:p>
      <text:p text:style-name="P18"/>
      <text:p text:style-name="P14"><text:span text:style-name="T17">Alignment: </text:span><text:s/>Any.</text:p>
      <text:p text:style-name="Standard"><text:span text:style-name="T20">Hit Dice: </text:span><text:span text:style-name="T22">d4</text:span><text:span text:style-name="T20"><text:line-break/>Starting Wealth: </text:span><text:span text:style-name="T22">4d8 x 10</text:span><text:span text:style-name="T20"><text:line-break/>Proficiency:</text:span><text:span text:style-name="T9">Witches are proficient with all simple weapons. They are not proficient with any type of armor or shield. Armor interferes with a witch’s gestures, which can cause her spells with somatic </text:span><text:a xlink:type="simple" xlink:href="https://www.d20pfsrd.com/magic#TOC-Components" text:style-name="Internet_20_link" text:visited-style-name="Visited_20_Internet_20_Link"><text:span text:style-name="T15">components</text:span></text:a><text:span text:style-name="T12"> </text:span><text:span text:style-name="T9">to fail</text:span><text:span text:style-name="T18"> </text:span><text:span text:style-name="T23"><text:line-break/></text:span><text:span text:style-name="T19">Class skills:</text:span><text:span text:style-name="T10">The witch’s class skills are </text:span><text:a xlink:type="simple" xlink:href="https://www.d20pfsrd.com/skills/craft" text:style-name="Internet_20_link" text:visited-style-name="Visited_20_Internet_20_Link"><text:span text:style-name="T16">Craft</text:span></text:a><text:span text:style-name="T13"> </text:span><text:span text:style-name="T10">(</text:span><text:a xlink:type="simple" xlink:href="https://www.d20pfsrd.com/basics-ability-scores/ability-scores#TOC-Intelligence-Int-" text:style-name="Internet_20_link" text:visited-style-name="Visited_20_Internet_20_Link"><text:span text:style-name="T16">Int</text:span></text:a><text:span text:style-name="T10">), </text:span><text:a xlink:type="simple" xlink:href="https://www.d20pfsrd.com/skills/fly" text:style-name="Internet_20_link" text:visited-style-name="Visited_20_Internet_20_Link"><text:span text:style-name="T16">Fly</text:span></text:a><text:span text:style-name="T13"> </text:span><text:span text:style-name="T10">(</text:span><text:a xlink:type="simple" xlink:href="https://www.d20pfsrd.com/basics-ability-scores/ability-scores#TOC-Dexterity-Dex-" text:style-name="Internet_20_link" text:visited-style-name="Visited_20_Internet_20_Link"><text:span text:style-name="T16">Dex</text:span></text:a><text:span text:style-name="T10">), </text:span><text:a xlink:type="simple" xlink:href="https://www.d20pfsrd.com/skills/heal" text:style-name="Internet_20_link" text:visited-style-name="Visited_20_Internet_20_Link"><text:span text:style-name="T16">Heal</text:span></text:a><text:span text:style-name="T13"> </text:span><text:span text:style-name="T10">(</text:span><text:a xlink:type="simple" xlink:href="https://www.d20pfsrd.com/basics-ability-scores/ability-scores#TOC-Wisdom-Wis-" text:style-name="Internet_20_link" text:visited-style-name="Visited_20_Internet_20_Link"><text:span text:style-name="T16">Wis</text:span></text:a><text:span text:style-name="T10">), </text:span><text:a xlink:type="simple" xlink:href="https://www.d20pfsrd.com/skills/intimidate" text:style-name="Internet_20_link" text:visited-style-name="Visited_20_Internet_20_Link"><text:span text:style-name="T16">Intimidate</text:span></text:a><text:span text:style-name="T13"> </text:span><text:span text:style-name="T10">(</text:span><text:a xlink:type="simple" xlink:href="https://www.d20pfsrd.com/basics-ability-scores/ability-scores#TOC-Charisma-Cha-" text:style-name="Internet_20_link" text:visited-style-name="Visited_20_Internet_20_Link"><text:span text:style-name="T16">Cha</text:span></text:a><text:span text:style-name="T10">), </text:span><text:a xlink:type="simple" xlink:href="https://www.d20pfsrd.com/skills/knowledge" text:style-name="Internet_20_link" text:visited-style-name="Visited_20_Internet_20_Link"><text:span text:style-name="T16">Knowledge</text:span></text:a><text:span text:style-name="T13"> </text:span><text:span text:style-name="T10">(arcana) (</text:span><text:a xlink:type="simple" xlink:href="https://www.d20pfsrd.com/basics-ability-scores/ability-scores#TOC-Intelligence-Int-" text:style-name="Internet_20_link" text:visited-style-name="Visited_20_Internet_20_Link"><text:span text:style-name="T16">Int</text:span></text:a><text:span text:style-name="T10">), </text:span><text:a xlink:type="simple" xlink:href="https://www.d20pfsrd.com/skills/knowledge" text:style-name="Internet_20_link" text:visited-style-name="Visited_20_Internet_20_Link"><text:span text:style-name="T16">Knowledge</text:span></text:a><text:span text:style-name="T13"> </text:span><text:span text:style-name="T10">(history) (</text:span><text:a xlink:type="simple" xlink:href="https://www.d20pfsrd.com/basics-ability-scores/ability-scores#TOC-Intelligence-Int-" text:style-name="Internet_20_link" text:visited-style-name="Visited_20_Internet_20_Link"><text:span text:style-name="T16">Int</text:span></text:a><text:span text:style-name="T10">), </text:span><text:a xlink:type="simple" xlink:href="https://www.d20pfsrd.com/skills/knowledge" text:style-name="Internet_20_link" text:visited-style-name="Visited_20_Internet_20_Link"><text:span text:style-name="T16">Knowledge</text:span></text:a><text:span text:style-name="T13"> </text:span><text:span text:style-name="T10">(nature) (</text:span><text:a xlink:type="simple" xlink:href="https://www.d20pfsrd.com/basics-ability-scores/ability-scores#TOC-Intelligence-Int-" text:style-name="Internet_20_link" text:visited-style-name="Visited_20_Internet_20_Link"><text:span text:style-name="T16">Int</text:span></text:a><text:span text:style-name="T10">), </text:span><text:a xlink:type="simple" xlink:href="https://www.d20pfsrd.com/skills/knowledge" text:style-name="Internet_20_link" text:visited-style-name="Visited_20_Internet_20_Link"><text:span text:style-name="T16">Knowledge</text:span></text:a><text:span text:style-name="T13"> </text:span><text:span text:style-name="T10">(planes) (</text:span><text:a xlink:type="simple" xlink:href="https://www.d20pfsrd.com/basics-ability-scores/ability-scores#TOC-Intelligence-Int-" text:style-name="Internet_20_link" text:visited-style-name="Visited_20_Internet_20_Link"><text:span text:style-name="T16">Int</text:span></text:a><text:span text:style-name="T10">), </text:span><text:a xlink:type="simple" xlink:href="https://www.d20pfsrd.com/skills/profession" text:style-name="Internet_20_link" text:visited-style-name="Visited_20_Internet_20_Link"><text:span text:style-name="T16">Profession</text:span></text:a><text:span text:style-name="T13"> </text:span><text:span text:style-name="T10">(</text:span><text:a xlink:type="simple" xlink:href="https://www.d20pfsrd.com/basics-ability-scores/ability-scores#TOC-Wisdom-Wis-" text:style-name="Internet_20_link" text:visited-style-name="Visited_20_Internet_20_Link"><text:span text:style-name="T16">Wis</text:span></text:a><text:span text:style-name="T10">), </text:span><text:a xlink:type="simple" xlink:href="https://www.d20pfsrd.com/skills/spellcraft" text:style-name="Internet_20_link" text:visited-style-name="Visited_20_Internet_20_Link"><text:span text:style-name="T16">Spellcraft</text:span></text:a><text:span text:style-name="T13"> </text:span><text:span text:style-name="T10">(</text:span><text:a xlink:type="simple" xlink:href="https://www.d20pfsrd.com/basics-ability-scores/ability-scores#TOC-Intelligence-Int-" text:style-name="Internet_20_link" text:visited-style-name="Visited_20_Internet_20_Link"><text:span text:style-name="T16">Int</text:span></text:a><text:span text:style-name="T10">), and </text:span><text:a xlink:type="simple" xlink:href="https://www.d20pfsrd.com/skills/use-magic-device" text:style-name="Internet_20_link" text:visited-style-name="Visited_20_Internet_20_Link"><text:span text:style-name="T16">Use Magic Device</text:span></text:a><text:span text:style-name="T13"> </text:span><text:span text:style-name="T10">(</text:span><text:a xlink:type="simple" xlink:href="https://www.d20pfsrd.com/basics-ability-scores/ability-scores#TOC-Charisma-Cha-" text:style-name="Internet_20_link" text:visited-style-name="Visited_20_Internet_20_Link"><text:span text:style-name="T16">Cha</text:span></text:a><text:span text:style-name="T10">).</text:span><text:span text:style-name="T19"> </text:span></text:p>
      <text:p text:style-name="Standard"><text:span text:style-name="T11">Skill Ranks per Level</text:span><text:span text:style-name="T10">: 5 + </text:span><text:a xlink:type="simple" xlink:href="https://www.d20pfsrd.com/basics-ability-scores/ability-scores#TOC-Intelligence-Int-" text:style-name="Internet_20_link" text:visited-style-name="Visited_20_Internet_20_Link"><text:span text:style-name="T16">Int</text:span></text:a><text:span text:style-name="T13"> </text:span><text:span text:style-name="T10">modifier.</text:span><text:span text:style-name="T19">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Level</text:p>
          </table:table-cell>
          <table:table-cell table:style-name="Table1.A1" office:value-type="string">
            <text:p text:style-name="P7">BAB</text:p>
          </table:table-cell>
          <table:table-cell table:style-name="Table1.A1" office:value-type="string">
            <text:p text:style-name="P9">Fort</text:p>
          </table:table-cell>
          <table:table-cell table:style-name="Table1.A1" office:value-type="string">
            <text:p text:style-name="P9">Ref</text:p>
          </table:table-cell>
          <table:table-cell table:style-name="Table1.A1" office:value-type="string">
            <text:p text:style-name="P9">Will</text:p>
          </table:table-cell>
          <table:table-cell table:style-name="Table1.A1" office:value-type="string">
            <text:p text:style-name="P9">Special</text:p>
          </table:table-cell>
        </table:table-row>
        <table:table-row>
          <table:table-cell table:style-name="Table1.A2" office:value-type="string">
            <text:p text:style-name="P8">1st</text:p>
          </table:table-cell>
          <table:table-cell table:style-name="Table1.B2" office:value-type="float" office:value="0">
            <text:p text:style-name="P8">0</text:p>
          </table:table-cell>
          <table:table-cell table:style-name="Table1.B2" office:value-type="float" office:value="2">
            <text:p text:style-name="P8">2</text:p>
          </table:table-cell>
          <table:table-cell table:style-name="Table1.A2" office:value-type="string">
            <text:p text:style-name="P8">+2</text:p>
          </table:table-cell>
          <table:table-cell table:style-name="Table1.A2" office:value-type="string">
            <text:p text:style-name="P8">+0</text:p>
          </table:table-cell>
          <table:table-cell table:style-name="Table1.A2" office:value-type="string">
            <text:p text:style-name="P8">Spellcasting, Hex, Patron Spells, Witch's Familiar, Improved familiar(as bonus feat)</text:p>
          </table:table-cell>
        </table:table-row>
        <table:table-row>
          <table:table-cell table:style-name="Table1.A2" office:value-type="string">
            <text:p text:style-name="P8">2nd</text:p>
          </table:table-cell>
          <table:table-cell table:style-name="Table1.B2" office:value-type="float" office:value="1">
            <text:p text:style-name="P8">1</text:p>
          </table:table-cell>
          <table:table-cell table:style-name="Table1.B2" office:value-type="float" office:value="3">
            <text:p text:style-name="P8">3</text:p>
          </table:table-cell>
          <table:table-cell table:style-name="Table1.A2" office:value-type="string">
            <text:p text:style-name="P8">+3</text:p>
          </table:table-cell>
          <table:table-cell table:style-name="Table1.A2" office:value-type="string">
            <text:p text:style-name="P8">+0</text:p>
          </table:table-cell>
          <table:table-cell table:style-name="Table1.A2" office:value-type="string">
            <text:p text:style-name="P8"/>
          </table:table-cell>
        </table:table-row>
        <table:table-row>
          <table:table-cell table:style-name="Table1.A2" office:value-type="string">
            <text:p text:style-name="P8">3rd</text:p>
          </table:table-cell>
          <table:table-cell table:style-name="Table1.B2" office:value-type="float" office:value="1">
            <text:p text:style-name="P8">1</text:p>
          </table:table-cell>
          <table:table-cell table:style-name="Table1.B2" office:value-type="float" office:value="3">
            <text:p text:style-name="P8">3</text:p>
          </table:table-cell>
          <table:table-cell table:style-name="Table1.A2" office:value-type="string">
            <text:p text:style-name="P8">+3</text:p>
          </table:table-cell>
          <table:table-cell table:style-name="Table1.A2" office:value-type="string">
            <text:p text:style-name="P8">+1</text:p>
          </table:table-cell>
          <table:table-cell table:style-name="Table1.A2" office:value-type="string">
            <text:p text:style-name="P8">Second Thoughts</text:p>
          </table:table-cell>
        </table:table-row>
        <table:table-row>
          <table:table-cell table:style-name="Table1.A2" office:value-type="string">
            <text:p text:style-name="P8">4th</text:p>
          </table:table-cell>
          <table:table-cell table:style-name="Table1.B2" office:value-type="float" office:value="2">
            <text:p text:style-name="P8">2</text:p>
          </table:table-cell>
          <table:table-cell table:style-name="Table1.B2" office:value-type="float" office:value="4">
            <text:p text:style-name="P8">4</text:p>
          </table:table-cell>
          <table:table-cell table:style-name="Table1.A2" office:value-type="string">
            <text:p text:style-name="P8">+4</text:p>
          </table:table-cell>
          <table:table-cell table:style-name="Table1.A2" office:value-type="string">
            <text:p text:style-name="P8">+1</text:p>
          </table:table-cell>
          <table:table-cell table:style-name="Table1.A2" office:value-type="string">
            <text:p text:style-name="P8">Hex Trading</text:p>
          </table:table-cell>
        </table:table-row>
        <table:table-row>
          <table:table-cell table:style-name="Table1.A2" office:value-type="string">
            <text:p text:style-name="P8">5th</text:p>
          </table:table-cell>
          <table:table-cell table:style-name="Table1.B2" office:value-type="float" office:value="2">
            <text:p text:style-name="P8">2</text:p>
          </table:table-cell>
          <table:table-cell table:style-name="Table1.B2" office:value-type="float" office:value="4">
            <text:p text:style-name="P8">4</text:p>
          </table:table-cell>
          <table:table-cell table:style-name="Table1.A2" office:value-type="string">
            <text:p text:style-name="P8">+4</text:p>
          </table:table-cell>
          <table:table-cell table:style-name="Table1.A2" office:value-type="string">
            <text:p text:style-name="P8">+1</text:p>
          </table:table-cell>
          <table:table-cell table:style-name="Table1.A2" office:value-type="string">
            <text:p text:style-name="P8"/>
          </table:table-cell>
        </table:table-row>
        <table:table-row>
          <table:table-cell table:style-name="Table1.A2" office:value-type="string">
            <text:p text:style-name="P8">6th</text:p>
          </table:table-cell>
          <table:table-cell table:style-name="Table1.B2" office:value-type="float" office:value="3">
            <text:p text:style-name="P8">3</text:p>
          </table:table-cell>
          <table:table-cell table:style-name="Table1.B2" office:value-type="float" office:value="5">
            <text:p text:style-name="P8">5</text:p>
          </table:table-cell>
          <table:table-cell table:style-name="Table1.A2" office:value-type="string">
            <text:p text:style-name="P8">+5</text:p>
          </table:table-cell>
          <table:table-cell table:style-name="Table1.A2" office:value-type="string">
            <text:p text:style-name="P8">+2</text:p>
          </table:table-cell>
          <table:table-cell table:style-name="Table1.A2" office:value-type="string">
            <text:p text:style-name="P8">Headology</text:p>
          </table:table-cell>
        </table:table-row>
        <table:table-row>
          <table:table-cell table:style-name="Table1.A2" office:value-type="string">
            <text:p text:style-name="P8">7th</text:p>
          </table:table-cell>
          <table:table-cell table:style-name="Table1.B2" office:value-type="float" office:value="3">
            <text:p text:style-name="P8">3</text:p>
          </table:table-cell>
          <table:table-cell table:style-name="Table1.B2" office:value-type="float" office:value="5">
            <text:p text:style-name="P8">5</text:p>
          </table:table-cell>
          <table:table-cell table:style-name="Table1.A2" office:value-type="string">
            <text:p text:style-name="P8">+5</text:p>
          </table:table-cell>
          <table:table-cell table:style-name="Table1.A2" office:value-type="string">
            <text:p text:style-name="P8">+2</text:p>
          </table:table-cell>
          <table:table-cell table:style-name="Table1.A2" office:value-type="string">
            <text:p text:style-name="P8"/>
          </table:table-cell>
        </table:table-row>
        <table:table-row>
          <table:table-cell table:style-name="Table1.A2" office:value-type="string">
            <text:p text:style-name="P8">8th</text:p>
          </table:table-cell>
          <table:table-cell table:style-name="Table1.B2" office:value-type="float" office:value="4">
            <text:p text:style-name="P8">4</text:p>
          </table:table-cell>
          <table:table-cell table:style-name="Table1.B2" office:value-type="float" office:value="6">
            <text:p text:style-name="P8">6</text:p>
          </table:table-cell>
          <table:table-cell table:style-name="Table1.A2" office:value-type="string">
            <text:p text:style-name="P8">+6</text:p>
          </table:table-cell>
          <table:table-cell table:style-name="Table1.A2" office:value-type="string">
            <text:p text:style-name="P8">+2</text:p>
          </table:table-cell>
          <table:table-cell table:style-name="Table1.A2" office:value-type="string">
            <text:p text:style-name="P8">First Sight</text:p>
          </table:table-cell>
        </table:table-row>
        <table:table-row>
          <table:table-cell table:style-name="Table1.A2" office:value-type="string">
            <text:p text:style-name="P8">9th</text:p>
          </table:table-cell>
          <table:table-cell table:style-name="Table1.B2" office:value-type="float" office:value="4">
            <text:p text:style-name="P8">4</text:p>
          </table:table-cell>
          <table:table-cell table:style-name="Table1.B2" office:value-type="float" office:value="6">
            <text:p text:style-name="P8">6</text:p>
          </table:table-cell>
          <table:table-cell table:style-name="Table1.A2" office:value-type="string">
            <text:p text:style-name="P8">+6</text:p>
          </table:table-cell>
          <table:table-cell table:style-name="Table1.A2" office:value-type="string">
            <text:p text:style-name="P8">+3</text:p>
          </table:table-cell>
          <table:table-cell table:style-name="Table1.A2" office:value-type="string">
            <text:p text:style-name="P8">Reach Out</text:p>
          </table:table-cell>
        </table:table-row>
        <table:table-row>
          <table:table-cell table:style-name="Table1.A2" office:value-type="string">
            <text:p text:style-name="P8">10th</text:p>
          </table:table-cell>
          <table:table-cell table:style-name="Table1.B2" office:value-type="float" office:value="5">
            <text:p text:style-name="P8">5</text:p>
          </table:table-cell>
          <table:table-cell table:style-name="Table1.B2" office:value-type="float" office:value="7">
            <text:p text:style-name="P8">7</text:p>
          </table:table-cell>
          <table:table-cell table:style-name="Table1.A2" office:value-type="string">
            <text:p text:style-name="P8">+7</text:p>
          </table:table-cell>
          <table:table-cell table:style-name="Table1.A2" office:value-type="string">
            <text:p text:style-name="P8">+3</text:p>
          </table:table-cell>
          <table:table-cell table:style-name="Table1.A2" office:value-type="string">
            <text:h text:style-name="P19" text:outline-level="4">Symbiosis</text:h>
          </table:table-cell>
        </table:table-row>
      </table:table>
      <text:p text:style-name="P12"/>
      <text:p text:style-name="P13">Spell casting:</text:p>
      <text:p text:style-name="P10"><text:span text:style-name="T3">A witch casts arcane spells drawn from the </text:span><text:a xlink:type="simple" xlink:href="https://www.d20pfsrd.com/magic/spell-lists-and-domains/spell-list-witch" text:style-name="Internet_20_link" text:visited-style-name="Visited_20_Internet_20_Link"><text:span text:style-name="T4">witch spell list</text:span></text:a><text:span text:style-name="T3">. A witch must choose and prepare her spells ahead of time.</text:span></text:p>
      <text:p text:style-name="P10"><text:span text:style-name="T3">To learn or cast a spell, a witch must have an </text:span><text:a xlink:type="simple" xlink:href="https://www.d20pfsrd.com/basics-ability-scores/ability-scores#TOC-Intelligence-Int-" text:style-name="Internet_20_link" text:visited-style-name="Visited_20_Internet_20_Link"><text:span text:style-name="T4">Intelligence</text:span></text:a><text:span text:style-name="T3"> score equal to at least 10 + the spell level. The Difficulty Class for a </text:span><text:a xlink:type="simple" xlink:href="https://www.d20pfsrd.com/gamemastering/combat#TOC-Saving-Throws" text:style-name="Internet_20_link" text:visited-style-name="Visited_20_Internet_20_Link"><text:span text:style-name="T4">saving throw</text:span></text:a><text:span text:style-name="T3"> against a witch’s spell is 10 + the spell level + the witch’s </text:span><text:a xlink:type="simple" xlink:href="https://www.d20pfsrd.com/basics-ability-scores/ability-scores#TOC-Intelligence-Int-" text:style-name="Internet_20_link" text:visited-style-name="Visited_20_Internet_20_Link"><text:span text:style-name="T4">Intelligence</text:span></text:a><text:span text:style-name="T3"> modifier.</text:span></text:p>
      <text:p text:style-name="P10"><text:span text:style-name="T3">A witch can cast only a certain number of spells of each spell level per day. Her base daily spell allotment is given on </text:span><text:span text:style-name="T2">Table: Witch</text:span><text:span text:style-name="T3">. In addition, she receives bonus spells per day if she has a high </text:span><text:a xlink:type="simple" xlink:href="https://www.d20pfsrd.com/basics-ability-scores/ability-scores#TOC-Intelligence-Int-" text:style-name="Internet_20_link" text:visited-style-name="Visited_20_Internet_20_Link"><text:span text:style-name="T21">Intelligence</text:span></text:a><text:span text:style-name="T4"> </text:span><text:span text:style-name="T3">score (see </text:span><text:a xlink:type="simple" xlink:href="https://www.d20pfsrd.com/basics-ability-scores/ability-scores#Table-Ability-Modifiers-and-Bonus-Spells" text:style-name="Internet_20_link" text:visited-style-name="Visited_20_Internet_20_Link"><text:span text:style-name="T5">Table: Ability Modifiers and Bonus Spells</text:span></text:a><text:span text:style-name="T3">).</text:span></text:p>
      <text:p text:style-name="P11"><text:soft-page-break/>A witch may know any number of spells. She must choose and prepare her spells ahead of time by getting 8 hours of sleep and spending 1 hour communing with her familiar. While communing, the witch decides which spells to prepare.</text:p>
      <text:p text:style-name="P10"><text:span text:style-name="T3">Witches can prepare a number of cantrips, or 0-level spells, each day, as noted on </text:span><text:span text:style-name="T2">Table: Witch </text:span><text:span text:style-name="T3">under “Spells per Day.” These spells are cast like any other spell, but they are not expended when cast and may be used again. Cantrips prepared using other spell slots, due to </text:span><text:a xlink:type="simple" xlink:href="https://www.d20pfsrd.com/feats#TOC-Metamagic-Feats" text:style-name="Internet_20_link" text:visited-style-name="Visited_20_Internet_20_Link"><text:span text:style-name="T21">metamagic</text:span></text:a><text:span text:style-name="T4"> </text:span><text:span text:style-name="T3">feats for example, are expended normally.</text:span></text:p>
      <text:p text:style-name="P11"/>
      <text:p text:style-name="P1"><text:span text:style-name="T1">Witch's Familiar (Ex):</text:span><text:span text:style-name="T3"> <text:s/>At 1</text:span><text:span text:style-name="T8">st</text:span><text:span text:style-name="T3"> level, a witch forms a close bond with a familiar, a creature that teaches her magic and helps to guide her along her path. Familiars also aid a witch by granting her skill bonuses, additional spells, and help with some types of magic. This functions like the </text:span><text:a xlink:type="simple" xlink:href="https://www.d20pfsrd.com/classes/core-classes/wizard" text:style-name="Internet_20_link" text:visited-style-name="Visited_20_Internet_20_Link"><text:span text:style-name="T21">wizard’s</text:span></text:a><text:span text:style-name="T4"> </text:span><text:span text:style-name="T3">arcane bond class feature, except as noted in the </text:span><text:a xlink:type="simple" xlink:href="https://www.d20pfsrd.com/classes/base-classes/witch/witch-s-familiar" text:style-name="Internet_20_link" text:visited-style-name="Visited_20_Internet_20_Link"><text:span text:style-name="T4">Witch’s Familiar section</text:span></text:a><text:span text:style-name="T3">.</text:span></text:p>
      <text:p text:style-name="P2"/>
      <text:p text:style-name="P10"><text:span text:style-name="T3">A witch must commune with her familiar each day to prepare her spells. Familiars store all of the spells that a witch knows, and a witch cannot prepare a spell that is not stored by her familiar. A witch’s familiar begins play storing all of the 0-level witch spells plus three 1st level spells of the witch’s choice. The witch also selects a number of additional 1st-level spells equal to her </text:span><text:a xlink:type="simple" xlink:href="https://www.d20pfsrd.com/basics-ability-scores/ability-scores#TOC-Intelligence-Int-" text:style-name="Internet_20_link" text:visited-style-name="Visited_20_Internet_20_Link"><text:span text:style-name="T21">Intelligence</text:span></text:a><text:span text:style-name="T4"> </text:span><text:span text:style-name="T3">modifier to store in her familiar. At each new witch level, she adds two new spells of any spell level or levels that she can cast (based on her new witch level) to her familiar. A witch can also add additional spells to her familiar through a special ritual.</text:span></text:p>
      <text:p text:style-name="P5"/>
      <text:h text:style-name="P20" text:outline-level="4"><text:bookmark text:name="Patron_Spells"/>Patron Spells</text:h>
      <text:p text:style-name="P11">At 1st level, when a witch gains her familiar, she must also select a patron. This patron is a vague and mysterious force, granting the witch power for reasons that she might not entirely understand.</text:p>
      <text:p text:style-name="P11">At 2nd level, and every two levels thereafter, a witch’s patron adds new spells to a witch’s list of spells known. These spells are also automatically added to the list of spells stored by the familiar. The spells gained depend upon the patron chosen. Each patron is listed by its theme. Its actual name is up to the GM and the witch to decide.</text:p>
      <text:p text:style-name="P10"><text:a xlink:type="simple" xlink:href="https://www.d20pfsrd.com/classes/base-classes/witch/witch-patrons#Patron_Themes_and_Spells" text:style-name="Internet_20_link" text:visited-style-name="Visited_20_Internet_20_Link"><text:span text:style-name="T4">See a complete list of witch patrons here</text:span></text:a><text:span text:style-name="T3">.</text:span></text:p>
      <text:p text:style-name="P11"/>
      <text:p text:style-name="P6">Hex: <text:span text:style-name="T27">At 1</text:span><text:span text:style-name="T25">st</text:span><text:span text:style-name="T27"> level, a witch may select one Hex. <text:s/>At 2</text:span><text:span text:style-name="T25">nd</text:span><text:span text:style-name="T27"> level, and every two levels thereafter, a witch may select an additional hex. <text:s text:c="2"/>At 10</text:span><text:span text:style-name="T25">th</text:span><text:span text:style-name="T27"> level the Hex list is expanded to include major hexes. <text:s/>At 18</text:span><text:span text:style-name="T25">th</text:span><text:span text:style-name="T27"> level, it includes grand hexes.</text:span></text:p>
      <text:p text:style-name="P4">Unless otherwise noted, a hex is a standard action that does not provoke attacks of opportunity. <text:s/>The save is 10+1/2 the witch's level + witch's intelligence modifier.</text:p>
      <text:p text:style-name="P3"><text:a xlink:type="simple" xlink:href="https://www.d20pfsrd.com/classes/base-classes/witch/hexes/hexes/" text:style-name="Internet_20_link" text:visited-style-name="Visited_20_Internet_20_Link">https://www.d20pfsrd.com/classes/base-classes/witch/hexes/hexes/</text:a></text:p>
      <text:p text:style-name="P3">True witches do not cackle, and in fact the term is used to describe a witch who embraces the evil nature of their patron. <text:s/>The use of the cackle hex is considered evil and will impact alignment each use. </text:p>
      <text:p text:style-name="P3"/>
      <text:p text:style-name="P3"><text:line-break/><text:span text:style-name="T17">Second Thoughts: </text:span><text:span text:style-name="T28"><text:s/>Witches are clever and are able to analyze not only their own thoughts, but, how they are thinking them. <text:s/>At 3</text:span><text:span text:style-name="T26">rd</text:span><text:span text:style-name="T28"> level, a witch had become adept at thinking about the way they are thinking. <text:s text:c="2"/>Once per day, they may re-roll any intelligence or wisdom skill or ability check. <text:s text:c="2"/>They may do this again at 11</text:span><text:span text:style-name="T26">th</text:span><text:span text:style-name="T28"> level and every 8 levels thereafter. </text:span></text:p>
      <text:p text:style-name="P3"/>
      <text:p text:style-name="P3"><text:span text:style-name="T17">Hex Trading: <text:s/></text:span>At 4<text:span text:style-name="T24">th</text:span> level, once per day as a full round action, a witch can bind a hex she knows to a feather, bead, or small token. <text:s/>Any creature holding this can use that hex once as if using a potion. <text:s text:c="3"/>If a hex has no set duration, it lasts for 1 minute once activated. <text:s/>You gain an additional use of this at level 8 and every 4 levels thereafter.</text:p>
      <text:p text:style-name="P3"/>
      <text:p text:style-name="P6">Headology: <text:span text:style-name="T27"><text:s/>Witches are persuasive, able to dissuade even the <text:s/>least talkative opponent. <text:s/>At 6</text:span><text:span text:style-name="T25">th</text:span><text:span text:style-name="T27"> level, a witch can insert emotions into the mind of a single target as part of her speech. <text:s/>She gains a +2 bonus to diplomacy, bluff and intimidate checks, when not acting against their alignment. <text:s/>A good witch may still use this bonus to do an act of evil, but doing so always causes a shift in alignment. <text:s/>The decision to use this bonus must be made before the roll. <text:line-break/>In addition, she gains a bonus to the following keywords: Illusion(Phantasms), Fear, and Charm. <text:s/>Any time she casts spells with the listed descriptors, you can choose to increase the save DC of the associated saves by 1. <text:s text:c="3"/>She can increase a spell DC this way a number of times per day equal to half her witch level.</text:span></text:p>
      <text:p text:style-name="P4">If a witch uses this spell in a manner outside of her alignment, it always causes a shift in her alignment.<text:line-break/>The bonus to spell DC increases by 1 and diplomacy/bluff check increases by 2 at level 9 and every 3 levels thereafter.</text:p>
      <text:p text:style-name="P3"><text:soft-page-break/>In addition, at 6<text:span text:style-name="T24">th</text:span> level, a witch selects either Fear or Charm. <text:s/><text:line-break/>If they select Fear, they may make intimidate rolls against opponents who they can not normally communicate with or may be too primitive to understand language at no penalty. At 12 level, opponents who are immune to fear effects instead only receive a +5 bonus to their saving throw. <text:s/>This bonus is reduced by 1 every three levels thereafter until it reaches 0.<text:line-break/>If they select Charm, they make make diplomacy and bluff checks against opponents who they can not normally communicate with or may be too primitive to understand language at no penalty. At 12<text:span text:style-name="T24">th</text:span> level, opponents who are normally immune to mind-effecting or charm spells instead only receive a +10 bonus on the save. <text:s/>This bonus is reduced by 1 every 3 levels thereafter until it reaches 0. </text:p>
      <text:p text:style-name="P3"/>
      <text:p text:style-name="P6">First Sight: <text:span text:style-name="T27">You have become adept as seeing things for what they are, rather than what you'd like them to be or what others are telling you they are seeing. <text:s/>At 8</text:span><text:span text:style-name="T25">th</text:span><text:span text:style-name="T27"> level, once per day after failing a saving throw vs an illusion spell, you may spend an immediate action and cast True Seeing on yourself, as per the spell. <text:s text:c="2"/>This does not cost a spell slot and has a caster level of your witch level. <text:s text:c="2"/></text:span></text:p>
      <text:p text:style-name="P4">At level 16, and every 8 levels thereafter, you may use this ability an additional time per day. <text:s/>In addition, you may spend two uses of this power to instead cast Greater True Seeing on yourself as a spell like ability with a caster level equal to your witch level. </text:p>
      <text:p text:style-name="P4"/>
      <text:p text:style-name="P6">Reach Out: <text:s/><text:span text:style-name="T27">At 9</text:span><text:span text:style-name="T25">th</text:span><text:span text:style-name="T27"> level, a witch has become adept at feeling the emotional flow of the world around her. <text:s/>She may spend a full round action to begin concentrating and reach out with her mind. <text:s/>While doing this, she feel the emotions of any creature within 10 yards per witch caster level. </text:span></text:p>
      <text:p text:style-name="P4">In addition, if there were any great outbursts of emotions in the past 24 hours, the witch can sense the imprint it left on the buildings themselves. <text:s/>While joy and happiness can be fleeting, the impacts of a tragedy often linger longer. <text:s/></text:p>
      <text:p text:style-name="P6"><text:s text:c="2"/></text:p>
      <text:p text:style-name="P1"><text:span text:style-name="Strong_20_Emphasis"><text:span text:style-name="T1">Symbiosis</text:span></text:span><text:span text:style-name="Strong_20_Emphasis"><text:span text:style-name="T3">: A</text:span></text:span><text:span text:style-name="T3">t 10th level, a witch gains the ability to meld or unmeld with her familiar as a standard action. </text:span><text:span text:style-name="T6">The symbiosis causes the witch to adopt some basic physical features of the </text:span><text:span text:style-name="T7">familiar a</text:span><text:span text:style-name="T6">nd grants additional abilities based on the witch's level.</text:span><text:span text:style-name="T3"> The witch gains all speed and abilities the familiar possesses listed under beast shape 1.<text:line-break/>The witch gains all natural attacks the familiar may posses.</text:span></text:p>
      <text:p text:style-name="P1"><text:span text:style-name="T3">At 15</text:span><text:span text:style-name="T8">th</text:span><text:span text:style-name="T3"> level, and every 5 levels thereafter, the abilities available increases to the next version of beast shape to a max of beast shape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29:28.25</meta:creation-date>
    <dc:date>2021-07-28T18:15:19.97</dc:date>
    <meta:editing-duration>P4DT9H45M34S</meta:editing-duration>
    <meta:editing-cycles>19</meta:editing-cycles>
    <meta:generator>OpenOffice/4.1.5$Win32 OpenOffice.org_project/415m1$Build-9789</meta:generator>
    <meta:document-statistic meta:table-count="1" meta:image-count="0" meta:object-count="0" meta:page-count="3" meta:paragraph-count="98" meta:word-count="1744" meta:character-count="9721"/>
  </office:meta>
</office:document-meta>
</file>